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d929d3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76393" officeooo:paragraph-rsid="02e76393" style:font-size-asian="14pt" style:font-weight-asian="bold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2e8f517" officeooo:paragraph-rsid="02e8f517" style:font-size-asian="14pt" style:font-weight-asian="bold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76393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76393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e8f517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reak-before="page" fo:background-color="transparent" fo:padding="0.049cm" fo:border="none"/>
      <style:text-properties officeooo:paragraph-rsid="02e8f517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f517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a646b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76393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30eed9a" officeooo:paragraph-rsid="030eed9a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a646b" officeooo:paragraph-rsid="02ea646b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2d00d1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40a3a" officeooo:paragraph-rsid="032d52e7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df55eb" officeooo:paragraph-rsid="032d52e7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e1e8ef" officeooo:paragraph-rsid="032d52e7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76393" fo:background-color="transparent" style:font-size-asian="7pt" style:font-weight-asian="normal" style:font-size-complex="7pt" style:font-weight-complex="normal"/>
    </style:style>
    <style:style style:name="P2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2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40a3a" officeooo:paragraph-rsid="02e8f517" fo:background-color="transparent" style:font-size-asian="7pt" style:font-weight-asian="normal" style:font-size-complex="7pt" style:font-weight-complex="normal"/>
    </style:style>
    <style:style style:name="P2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2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f4f0f6" officeooo:paragraph-rsid="02e76393" fo:background-color="transparent" style:font-size-asian="7pt" style:font-weight-asian="normal" style:font-size-complex="7pt" style:font-weight-complex="normal"/>
    </style:style>
    <style:style style:name="P2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f55eb" officeooo:paragraph-rsid="02e8f517" fo:background-color="transparent" style:font-size-asian="7pt" style:font-weight-asian="normal" style:font-size-complex="7pt" style:font-weight-complex="normal"/>
    </style:style>
    <style:style style:name="P3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e76393" fo:background-color="transparent" style:font-size-asian="7pt" style:font-weight-asian="normal" style:font-size-complex="7pt" style:font-weight-complex="normal"/>
    </style:style>
    <style:style style:name="P3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2fe7b39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e1e8ef" officeooo:paragraph-rsid="03014d89" fo:background-color="transparent" style:font-size-asian="7pt" style:font-weight-asian="normal" style:font-size-complex="7pt" style:font-weight-complex="normal"/>
    </style:style>
    <style:style style:name="P3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999999" loext:opacity="100%" style:font-name="Tahoma" fo:font-size="8pt" fo:letter-spacing="-0.016cm" fo:language="es" fo:country="ES" fo:font-weight="normal" officeooo:rsid="02e40a3a" officeooo:paragraph-rsid="02e76393" fo:background-color="transparent" style:font-size-asian="8pt" style:font-weight-asian="normal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82dab"/>
    </style:style>
    <style:style style:name="P39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82dab"/>
    </style:style>
    <style:style style:name="P40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9a032"/>
    </style:style>
    <style:style style:name="P41" style:family="paragraph" style:parent-style-name="Standard">
      <loext:graphic-properties draw:fill="none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b4f4e"/>
    </style:style>
    <style:style style:name="P4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d00d1"/>
    </style:style>
    <style:style style:name="P43" style:family="paragraph" style:parent-style-name="Standard">
      <loext:graphic-properties draw:fill="none" draw:fill-gradient-name="gradient" draw:fill-hatch-name="hatch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d52e7"/>
    </style:style>
    <style:style style:name="P4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2e7521"/>
    </style:style>
    <style:style style:name="P4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3304143"/>
    </style:style>
    <style:style style:name="P4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rsid="033ccf6e" officeooo:paragraph-rsid="032e7521"/>
    </style:style>
    <style:style style:name="P47" style:family="paragraph">
      <style:paragraph-properties fo:text-align="start"/>
      <style:text-properties fo:color="#ffffff" style:text-line-through-style="none" style:text-line-through-type="none" style:font-name="Liberation Sans Narrow" fo:font-size="8pt" fo:font-style="normal" style:text-underline-style="none"/>
    </style:style>
    <style:style style:name="P4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3282dab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332a517" style:font-size-asian="12pt" style:font-weight-asian="bold" style:font-size-complex="12pt" style:font-weight-complex="bold"/>
    </style:style>
    <style:style style:name="T4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323296" loext:opacity="100%" style:font-name="Arial" fo:font-size="14pt" fo:letter-spacing="-0.016cm" fo:language="es" fo:country="ES" fo:font-weight="bold" officeooo:rsid="02e76393" style:font-size-asian="14pt" style:font-weight-asian="bold" style:font-size-complex="14pt"/>
    </style:style>
    <style:style style:name="T10" style:family="text">
      <style:text-properties fo:color="#323296" loext:opacity="100%" style:font-name="Arial" fo:font-size="14pt" fo:letter-spacing="-0.016cm" fo:language="es" fo:country="ES" fo:font-weight="bold" officeooo:rsid="02e8f517" style:font-size-asian="14pt" style:font-weight-asian="bold" style:font-size-complex="14pt"/>
    </style:style>
    <style:style style:name="T11" style:family="text">
      <style:text-properties fo:color="#323296" loext:opacity="100%" style:font-name="Arial" fo:font-size="14pt" fo:letter-spacing="-0.016cm" fo:language="es" fo:country="ES" fo:font-weight="bold" officeooo:rsid="03233553" style:font-size-asian="14pt" style:font-weight-asian="bold" style:font-size-complex="14pt"/>
    </style:style>
    <style:style style:name="T12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e1e8ef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e91f56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a646b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c664c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f49c6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f0c5f1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31b3c4d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Tahoma" fo:font-size="8pt" fo:letter-spacing="-0.016cm" fo:language="es" fo:country="ES" fo:font-weight="normal" officeooo:rsid="03439b1c" fo:background-color="transparent" loext:char-shading-value="0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Tahoma" fo:font-size="8pt" fo:letter-spacing="-0.016cm" fo:language="es" fo:country="ES" fo:font-weight="normal" officeooo:rsid="031edee0" fo:background-color="transparent" loext:char-shading-value="0" style:font-size-asian="8pt" style:font-weight-asian="normal" style:font-size-complex="8pt" style:font-weight-complex="normal"/>
    </style:style>
    <style:style style:name="T24" style:family="text">
      <style:text-properties fo:color="#000000" loext:opacity="100%" style:font-name="Tahoma" fo:font-size="8pt" fo:letter-spacing="-0.016cm" fo:language="es" fo:country="ES" fo:font-weight="normal" officeooo:rsid="03443d8c" fo:background-color="transparent" loext:char-shading-value="0" style:font-size-asian="8pt" style:font-weight-asian="normal" style:font-size-complex="8pt" style:font-weight-complex="normal"/>
    </style:style>
    <style:style style:name="T25" style:family="text">
      <style:text-properties fo:color="#000000" loext:opacity="100%" style:font-name="Tahoma" fo:font-size="8pt" fo:letter-spacing="-0.016cm" fo:language="es" fo:country="ES" fo:font-weight="normal" officeooo:rsid="034cd97d" fo:background-color="transparent" loext:char-shading-value="0" style:font-size-asian="8pt" style:font-weight-asian="normal" style:font-size-complex="8pt" style:font-weight-complex="normal"/>
    </style:style>
    <style:style style:name="T26" style:family="text">
      <style:text-properties fo:color="#000000" loext:opacity="100%" style:font-name="Tahoma" fo:font-size="8pt" fo:letter-spacing="-0.016cm" fo:language="es" fo:country="ES" fo:font-weight="normal" officeooo:rsid="03201a74" fo:background-color="transparent" loext:char-shading-value="0" style:font-size-asian="8pt" style:font-weight-asian="normal" style:font-size-complex="8pt" style:font-weight-complex="normal"/>
    </style:style>
    <style:style style:name="T27" style:family="text">
      <style:text-properties fo:color="#000000" loext:opacity="100%" style:font-name="Tahoma" fo:font-size="8pt" fo:letter-spacing="-0.016cm" fo:language="es" fo:country="ES" fo:font-weight="normal" officeooo:rsid="034f0de5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loext:opacity="100%" style:font-name="Tahoma" fo:font-size="8pt" fo:letter-spacing="-0.016cm" fo:language="es" fo:country="ES" fo:font-weight="normal" officeooo:rsid="0320c107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loext:opacity="100%" style:font-name="Tahoma" fo:font-size="8pt" fo:letter-spacing="-0.016cm" fo:language="es" fo:country="ES" fo:font-weight="normal" officeooo:rsid="034f6728" fo:background-color="transparent" loext:char-shading-value="0" style:font-size-asian="8pt" style:font-weight-asian="normal" style:font-size-complex="8pt" style:font-weight-complex="normal"/>
    </style:style>
    <style:style style:name="T30" style:family="text">
      <style:text-properties fo:color="#000000" loext:opacity="100%" style:font-name="Tahoma" fo:font-size="8pt" fo:letter-spacing="-0.016cm" fo:language="es" fo:country="ES" fo:font-weight="normal" officeooo:rsid="03267fc1" fo:background-color="transparent" loext:char-shading-value="0" style:font-size-asian="8pt" style:font-weight-asian="normal" style:font-size-complex="8pt" style:font-weight-complex="normal"/>
    </style:style>
    <style:style style:name="T31" style:family="text">
      <style:text-properties fo:color="#000000" loext:opacity="100%" style:font-name="Tahoma" fo:font-size="8pt" fo:letter-spacing="-0.016cm" fo:language="es" fo:country="ES" fo:font-weight="normal" officeooo:rsid="03270cc7" fo:background-color="transparent" loext:char-shading-value="0" style:font-size-asian="8pt" style:font-weight-asian="normal" style:font-size-complex="8pt" style:font-weight-complex="normal"/>
    </style:style>
    <style:style style:name="T32" style:family="text">
      <style:text-properties fo:color="#000000" loext:opacity="100%" style:font-name="Tahoma" fo:font-size="8pt" fo:letter-spacing="-0.016cm" fo:language="es" fo:country="ES" fo:font-weight="normal" officeooo:rsid="0327dc94" fo:background-color="transparent" loext:char-shading-value="0" style:font-size-asian="8pt" style:font-weight-asian="normal" style:font-size-complex="8pt" style:font-weight-complex="normal"/>
    </style:style>
    <style:style style:name="T33" style:family="text">
      <style:text-properties fo:color="#000000" loext:opacity="100%" style:font-name="Tahoma" fo:font-size="8pt" fo:letter-spacing="-0.016cm" fo:language="es" fo:country="ES" fo:font-weight="normal" officeooo:rsid="035226fc" fo:background-color="transparent" loext:char-shading-value="0" style:font-size-asian="8pt" style:font-weight-asian="normal" style:font-size-complex="8pt" style:font-weight-complex="normal"/>
    </style:style>
    <style:style style:name="T34" style:family="text">
      <style:text-properties fo:color="#000000" loext:opacity="100%" style:font-name="Tahoma" fo:font-size="8pt" fo:letter-spacing="-0.016cm" fo:language="es" fo:country="ES" fo:font-weight="normal" officeooo:rsid="0329c25e" fo:background-color="transparent" loext:char-shading-value="0" style:font-size-asian="8pt" style:font-weight-asian="normal" style:font-size-complex="8pt" style:font-weight-complex="normal"/>
    </style:style>
    <style:style style:name="T35" style:family="text">
      <style:text-properties fo:color="#000000" loext:opacity="100%" style:font-name="Tahoma" fo:font-size="8pt" fo:letter-spacing="-0.016cm" fo:language="es" fo:country="ES" fo:font-weight="normal" officeooo:rsid="0353752f" fo:background-color="transparent" loext:char-shading-value="0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Tahoma" fo:font-size="8pt" fo:letter-spacing="-0.016cm" fo:language="es" fo:country="ES" fo:font-weight="normal" officeooo:rsid="032a0176" fo:background-color="transparent" loext:char-shading-value="0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Tahoma" fo:font-size="8pt" fo:letter-spacing="-0.016cm" fo:language="es" fo:country="ES" fo:font-weight="normal" officeooo:rsid="0354c75a" fo:background-color="transparent" loext:char-shading-value="0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Tahoma" fo:font-size="8pt" fo:letter-spacing="-0.016cm" fo:language="es" fo:country="ES" fo:font-weight="normal" officeooo:rsid="033b0162" fo:background-color="transparent" loext:char-shading-value="0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Tahoma" fo:font-size="8pt" fo:letter-spacing="-0.016cm" fo:language="es" fo:country="ES" fo:font-weight="normal" officeooo:rsid="033ccf6e" fo:background-color="transparent" loext:char-shading-value="0" style:font-size-asian="8pt" style:font-weight-asian="normal" style:font-size-complex="8pt" style:font-weight-complex="normal"/>
    </style:style>
    <style:style style:name="T40" style:family="text">
      <style:text-properties fo:color="#000000" loext:opacity="100%" style:font-name="Tahoma" fo:font-size="8pt" fo:letter-spacing="-0.016cm" fo:language="es" fo:country="ES" fo:font-weight="normal" officeooo:rsid="03639582" fo:background-color="transparent" loext:char-shading-value="0" style:font-size-asian="8pt" style:font-weight-asian="normal" style:font-size-complex="8pt" style:font-weight-complex="normal"/>
    </style:style>
    <style:style style:name="T41" style:family="text">
      <style:text-properties fo:color="#000000" loext:opacity="100%" style:font-name="Tahoma" fo:font-size="8pt" fo:letter-spacing="-0.016cm" fo:language="es" fo:country="ES" fo:font-weight="normal" officeooo:rsid="0366b37f" fo:background-color="transparent" loext:char-shading-value="0" style:font-size-asian="8pt" style:font-weight-asian="normal" style:font-size-complex="8pt" style:font-weight-complex="normal"/>
    </style:style>
    <style:style style:name="T42" style:family="text">
      <style:text-properties fo:color="#000000" loext:opacity="100%" style:font-name="Tahoma" fo:font-size="8pt" fo:letter-spacing="-0.016cm" fo:language="es" fo:country="ES" fo:font-weight="normal" officeooo:rsid="02d74b30" fo:background-color="transparent" loext:char-shading-value="0" style:font-size-asian="8pt" style:font-weight-asian="normal" style:font-size-complex="8pt" style:font-weight-complex="normal"/>
    </style:style>
    <style:style style:name="T43" style:family="text">
      <style:text-properties fo:color="#000000" loext:opacity="100%" style:font-name="Tahoma" fo:font-size="8pt" fo:letter-spacing="-0.016cm" fo:language="es" fo:country="ES" fo:font-weight="normal" officeooo:rsid="02d7e9b3" fo:background-color="transparent" loext:char-shading-value="0" style:font-size-asian="8pt" style:font-weight-asian="normal" style:font-size-complex="8pt" style:font-weight-complex="normal"/>
    </style:style>
    <style:style style:name="T44" style:family="text">
      <style:text-properties fo:color="#000000" loext:opacity="100%" style:font-name="Tahoma" fo:font-size="8pt" fo:letter-spacing="-0.016cm" fo:language="es" fo:country="ES" fo:font-weight="normal" officeooo:rsid="02d75578" fo:background-color="transparent" loext:char-shading-value="0" style:font-size-asian="8pt" style:font-weight-asian="normal" style:font-size-complex="8pt" style:font-weight-complex="normal"/>
    </style:style>
    <style:style style:name="T45" style:family="text">
      <style:text-properties fo:color="#000000" loext:opacity="100%" style:font-name="Tahoma" fo:font-size="8pt" fo:letter-spacing="-0.016cm" fo:language="es" fo:country="ES" fo:font-weight="normal" officeooo:rsid="02d864ac" fo:background-color="transparent" loext:char-shading-value="0" style:font-size-asian="8pt" style:font-weight-asian="normal" style:font-size-complex="8pt" style:font-weight-complex="normal"/>
    </style:style>
    <style:style style:name="T46" style:family="text">
      <style:text-properties fo:color="#000000" loext:opacity="100%" style:font-name="Tahoma" fo:font-size="8pt" fo:letter-spacing="-0.016cm" fo:language="es" fo:country="ES" fo:font-weight="normal" officeooo:rsid="02d91a83" fo:background-color="transparent" loext:char-shading-value="0" style:font-size-asian="8pt" style:font-weight-asian="normal" style:font-size-complex="8pt" style:font-weight-complex="normal"/>
    </style:style>
    <style:style style:name="T47" style:family="text">
      <style:text-properties fo:color="#000000" loext:opacity="100%" style:font-name="Tahoma" fo:font-size="8pt" fo:letter-spacing="-0.016cm" fo:language="es" fo:country="ES" fo:font-weight="normal" officeooo:rsid="02dabbba" fo:background-color="transparent" loext:char-shading-value="0" style:font-size-asian="8pt" style:font-weight-asian="normal" style:font-size-complex="8pt" style:font-weight-complex="normal"/>
    </style:style>
    <style:style style:name="T48" style:family="text">
      <style:text-properties fo:color="#000000" loext:opacity="100%" style:font-name="Tahoma" fo:font-size="8pt" fo:letter-spacing="-0.016cm" fo:language="es" fo:country="ES" fo:font-weight="normal" officeooo:rsid="02ddd9d3" fo:background-color="transparent" loext:char-shading-value="0" style:font-size-asian="8pt" style:font-weight-asian="normal" style:font-size-complex="8pt" style:font-weight-complex="normal"/>
    </style:style>
    <style:style style:name="T49" style:family="text">
      <style:text-properties officeooo:rsid="02f86762"/>
    </style:style>
    <style:style style:name="T50" style:family="text">
      <style:text-properties officeooo:rsid="02f8aa2d"/>
    </style:style>
    <style:style style:name="T51" style:family="text">
      <style:text-properties officeooo:rsid="02f90e30"/>
    </style:style>
    <style:style style:name="T52" style:family="text">
      <style:text-properties officeooo:rsid="02fbd572"/>
    </style:style>
    <style:style style:name="T53" style:family="text">
      <style:text-properties officeooo:rsid="02fcb6d6"/>
    </style:style>
    <style:style style:name="T54" style:family="text">
      <style:text-properties officeooo:rsid="02fd318f"/>
    </style:style>
    <style:style style:name="T55" style:family="text">
      <style:text-properties officeooo:rsid="02ec664c"/>
    </style:style>
    <style:style style:name="T56" style:family="text">
      <style:text-properties officeooo:rsid="032ba47e"/>
    </style:style>
    <style:style style:name="T57" style:family="text">
      <style:text-properties officeooo:rsid="035638e7"/>
    </style:style>
    <style:style style:name="T58" style:family="text">
      <style:text-properties officeooo:rsid="032a0176"/>
    </style:style>
    <style:style style:name="T59" style:family="text">
      <style:text-properties officeooo:rsid="0358249d"/>
    </style:style>
    <style:style style:name="T60" style:family="text">
      <style:text-properties officeooo:rsid="032eadc5"/>
    </style:style>
    <style:style style:name="T61" style:family="text">
      <style:text-properties officeooo:rsid="03310ad2"/>
    </style:style>
    <style:style style:name="T62" style:family="text">
      <style:text-properties officeooo:rsid="036119d5"/>
    </style:style>
    <style:style style:name="T63" style:family="text">
      <style:text-properties officeooo:rsid="0333f5ae"/>
    </style:style>
    <style:style style:name="T64" style:family="text">
      <style:text-properties officeooo:rsid="03342aa2"/>
    </style:style>
    <style:style style:name="T65" style:family="text">
      <style:text-properties officeooo:rsid="0337333b"/>
    </style:style>
    <style:style style:name="T66" style:family="text">
      <style:text-properties officeooo:rsid="035afed3"/>
    </style:style>
    <style:style style:name="T67" style:family="text">
      <style:text-properties officeooo:rsid="033e73b5"/>
    </style:style>
    <style:style style:name="T68" style:family="text">
      <style:text-properties officeooo:rsid="0366b37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background-color="#ff8000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ixa de texto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uadro de texto 1" form:control-implementation="ooo:com.sun.star.form.component.TextField" xml:id="control2" form:id="control2" form:current-value="SELECT * FROM Recetas &#10;     WHERE Valoracion &gt; 2.75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3" form:id="control3" form:current-value="SELECT * FROM Recetas &#10;     WHERE tiempo BETWEEN 15 AND 5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4" form:id="control4" form:current-value="SELECT * FROM Recetas &#10;     WHERE (comensales BETWEEN 10 AND 30) OR (comensales BETWEEN 50 AND 55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5" form:id="control5" form:current-value="SELECT * FROM Recetas &#10;     WHERE (comensales BETWEEN 2 AND 2) AND (valoracion BETWEEN 1 AND 2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6" form:id="control6" form:current-value="SELECT * FROM diamante &#10;     WHERE Z &gt;= 2.24 AND Z &lt;= 2.7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7" form:id="control7" form:current-value="SELECT * FROM diamante &#10;     WHERE NOT (tabla between 30 AND 60);&#10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8" form:id="control8" form:current-value="SELECT * FROM pasajerosTitanic &#10;     WHERE (Familiares BETWEEN 1 AND 8) OR (PadresHijos BETWEEN 1 AND 6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9" form:id="control9" form:current-value="SELECT * FROM pasajerosTitanic &#10;     WHERE (clase BETWEEN 1 AND 2) AND (edad BETWEEN 10 AND 20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0" form:id="control10" form:current-value="SELECT * FROM pasajerosTitanic &#10;     WHERE Tarifa BETWEEN 80 AND 85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1" form:id="control11" form:current-value="SELECT * FROM pasajerosTitanic &#10;     WHERE (edad BETWEEN 20 AND 40) AND (sobrevivió BETWEEN 1 AND 1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2" form:id="control12" form:current-value="SELECT DISTINCT ProvinciaISO FROM datosCovid &#10;     WHERE Casos BETWEEN 250 AND 259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3" form:id="control13" form:current-value="SELECT DISTINCT ProvinciaISO FROM datosCovid&#10;     WHERE pruebaPCR BETWEEN 1000 AND 1005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4" form:id="control14" form:current-value="SELECT * FROM datosCovid&#10;     WHERE pruebaAntígenos BETWEEN 0 AND 5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5" form:id="control15" form:current-value="SELECT DISTINCT * FROM datosCovid&#10;     WHERE (pruebaElisa NOT BETWEEN 0 AND 15)  AND  (pruebaElisa NOT BETWEEN 30 AND 40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6" form:id="control16" form:current-value="SELECT * FROM ConcellosGalicia_debilidadXExistencia.PoblacionGalicia &#10;     WHERE mujeres = hombres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7" form:id="control17" form:current-value="SELECT jugador, temporada, rebotes_por_partido FROM estadisticas &#10;     WHERE rebotes BETWEEN 3 AND 5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8" form:id="control18" form:current-value="SELECT nombre, peso FROM Jugadores &#10;     WHERE peso BETWEEN 180 AND 23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19" form:id="control19" form:current-value="SELECT DISTINCT(equipo_local) FROM Partidos &#10;     WHERE puntos_visitante BETWEEN 50 AND 8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0" form:id="control20" form:current-value="SELECT DISTINCT(equipo_local) FROM Partidos &#10;     WHERE puntos_visitante &lt; 5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1" form:id="control21" form:current-value="SELECT nombre_cliente AS “CLIENTE”, limite_credito FROM cliente &#10;     WHERE limite_credito &lt;= 3500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2" form:id="control22" form:current-value="SELECT * FROM detalle_pedido &#10;     WHERE precio_unidad BETWEEN 12 AND 24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3" form:id="control23" form:current-value="SELECT * FROM empleado &#10;     WHERE NOT (codigo_jefe &gt; 3 AND codigo_jefe &lt; 20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4" form:id="control24" form:current-value="SELECT * FROM producto &#10;     WHERE (precio_venta BETWEEN 8 AND 10) AND (cantidad_en_stock &lt; 100);&#1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5" form:id="control25" form:current-value="SELECT * FROM ConcellosGalicia_debilidadXExistencia.PoblacionGalicia&#10;     WHERE Concello = 1001 OR Concello = 1020 OR Concello = 1030 OR Concello = 104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6" form:id="control26" form:current-value="SELECT * FROM ConcellosGalicia_debilidadXExistencia.PoblacionGalicia &#10;    WHERE (mujeres BETWEEN 1000 AND 2000) AND (hombres BETWEEN 0 AND 1200)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7" form:id="control27" form:current-value="SELECT * FROM ConcellosGalicia_debilidadXExistencia.ConcellosGalicia &#10;     WHERE Comarca BETWEEN 104 AND 113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8" form:id="control28" form:current-value="SELECT * FROM diamante &#10;     WHERE precio &gt;= 8000 AND precio &lt;= 1000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uadro de texto 1" form:control-implementation="ooo:com.sun.star.form.component.TextField" xml:id="control29" form:id="control29" form:current-value="SELECT * FROM diamante&#10;     WHERE quilates &gt;= 2.50 AND quilates &lt;= 4.50;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 text:protection-key="rDKFXoMEwEXe1TOajyQgja8LsDI=">
        <text:p text:style-name="P6"><text:span text:style-name="T10">1</text:span><text:span text:style-name="T4">.<text:tab/></text:span><text:span text:style-name="T11">B</text:span><text:span text:style-name="T6">ase de datos </text:span><text:span text:style-name="T9">Diamante</text:span><text:span text:style-name="T8"> (</text:span><text:span text:style-name="T9">1</text:span><text:span text:style-name="T8"> tabla)</text:span><text:span text:style-name="T5">.</text:span></text:p>
        <text:p text:style-name="P38"><text:span text:style-name="T12">Muestra </text:span><text:span text:style-name="T13">los </text:span><text:span text:style-name="T16">Diamantes </text:span><text:span text:style-name="T21">cuyo </text:span><text:span text:style-name="T22">precio oscile entre 8000 y 10000$</text:span><text:span text:style-name="T12">.</text:span></text:p>
        <text:p text:style-name="P16"><draw:control text:anchor-type="paragraph" draw:z-index="27" draw:name="Control 5" draw:style-name="gr1" draw:text-style-name="P47" svg:width="15.497cm" svg:height="0.856cm" svg:x="1.3cm" svg:y="0cm" draw:control="control28"/></text:p>
        <text:p text:style-name="P39"><text:span text:style-name="T12">Muestra </text:span><text:span text:style-name="T17">los </text:span><text:span text:style-name="T23">diamantes cuyo</text:span><text:span text:style-name="T24">s quilates </text:span><text:span text:style-name="T25">estén entre</text:span><text:span text:style-name="T24"> </text:span><text:span text:style-name="T25">2</text:span><text:span text:style-name="T24">,50 </text:span><text:span text:style-name="T25">y 4,50</text:span><text:span text:style-name="T23">.</text:span></text:p>
        <text:p text:style-name="P18"><draw:control text:anchor-type="paragraph" draw:z-index="28" draw:name="Control 1" draw:style-name="gr1" draw:text-style-name="P47" svg:width="15.497cm" svg:height="0.856cm" svg:x="1.3cm" svg:y="0cm" draw:control="control29"/></text:p>
        <text:p text:style-name="P40"><text:span text:style-name="T26">Muestra los diamantes cuya </text:span><text:span text:style-name="T27">valor Z oscile entre 2.24 y 2.70</text:span><text:span text:style-name="T15">.</text:span></text:p>
        <text:p text:style-name="P15"/>
        <text:p text:style-name="P40"><draw:control text:anchor-type="paragraph" draw:z-index="5" draw:name="Control 3" draw:style-name="gr1" draw:text-style-name="P47" svg:width="15.497cm" svg:height="0.856cm" svg:x="1.3cm" svg:y="-0.333cm" draw:control="control6"/><text:span text:style-name="T12">Muestra </text:span><text:span text:style-name="T28">los diamantes de </text:span><text:span text:style-name="T27">cuyas</text:span><text:span text:style-name="T28"> tablas </text:span><text:span text:style-name="T27">no estén entre la 30 y 60</text:span><text:span text:style-name="T17">.</text:span></text:p>
        <text:p text:style-name="P14"><draw:control text:anchor-type="paragraph" draw:z-index="6" draw:name="Control 4" draw:style-name="gr1" draw:text-style-name="P47" svg:width="15.497cm" svg:height="0.856cm" svg:x="1.3cm" svg:y="0cm" draw:control="control7"/></text:p>
        <text:p text:style-name="P6"><text:span text:style-name="T10">2</text:span><text:span text:style-name="T4">.<text:tab/></text:span><text:span text:style-name="T7">B</text:span><text:span text:style-name="T6">ase de datos </text:span><text:span text:style-name="T9">Recetas de cocina</text:span><text:span text:style-name="T8"> (</text:span><text:span text:style-name="T9">1</text:span><text:span text:style-name="T8"> tablas)</text:span><text:span text:style-name="T5">.</text:span></text:p>
        <text:p text:style-name="P40"><text:span text:style-name="T19">Muestra las recetas </text:span><text:span text:style-name="T29">cuya valoración sea superior a 2.75</text:span><text:span text:style-name="T15">.</text:span></text:p>
        <text:p text:style-name="P25"><draw:control text:anchor-type="paragraph" draw:z-index="1" draw:name="Control 6" draw:style-name="gr1" draw:text-style-name="P47" svg:width="15.497cm" svg:height="0.856cm" svg:x="1.3cm" svg:y="0cm" draw:control="control2"/></text:p>
        <text:p text:style-name="P40"><text:span text:style-name="T19">Muestra </text:span><text:span text:style-name="T30">las recetas cuya duración sea</text:span><text:span text:style-name="T27">n</text:span><text:span text:style-name="T30"> </text:span><text:span text:style-name="T27">entre </text:span><text:span text:style-name="T31">15 </text:span><text:span text:style-name="T27">y</text:span><text:span text:style-name="T31"> </text:span><text:span text:style-name="T27">5</text:span><text:span text:style-name="T31">0 minutos</text:span><text:span text:style-name="T15">.</text:span></text:p>
        <text:p text:style-name="P24"><draw:control text:anchor-type="paragraph" draw:z-index="2" draw:name="Control 7" draw:style-name="gr1" draw:text-style-name="P47" svg:width="15.497cm" svg:height="0.856cm" svg:x="1.3cm" svg:y="0cm" draw:control="control3"/></text:p>
        <text:p text:style-name="P41"><text:span text:style-name="T19">Muestra </text:span><text:span text:style-name="T32">las recetas cuy</text:span><text:span text:style-name="T33">os comensales oscilen entre 10 y 30, y también entre 50 y 55.</text:span></text:p>
        <text:p text:style-name="P23"><draw:control text:anchor-type="paragraph" draw:z-index="3" draw:name="Control 8" draw:style-name="gr1" draw:text-style-name="P47" svg:width="15.497cm" svg:height="0.856cm" svg:x="1.3cm" svg:y="0cm" draw:control="control4"/></text:p>
        <text:p text:style-name="P41"><text:span text:style-name="T20">Muestra </text:span><text:span text:style-name="T32">las recetas </text:span><text:span text:style-name="T34">para una pareja</text:span><text:span text:style-name="T15"> </text:span><text:span text:style-name="T35">y su valoración sea entre 1 y 2.</text:span></text:p>
        <text:p text:style-name="P25"><draw:control text:anchor-type="paragraph" draw:z-index="4" draw:name="Control 9" draw:style-name="gr1" draw:text-style-name="P47" svg:width="15.497cm" svg:height="0.856cm" svg:x="1.3cm" svg:y="0cm" draw:control="control5"/></text:p>
        <text:p text:style-name="P11"/>
        <text:p text:style-name="P7"><text:span text:style-name="T10">3</text:span><text:span text:style-name="T4">.<text:tab/></text:span><text:span text:style-name="T7">B</text:span><text:span text:style-name="T6">ase de datos </text:span><text:span text:style-name="T9">Titanic</text:span><text:span text:style-name="T8"> (</text:span><text:span text:style-name="T9">1</text:span><text:span text:style-name="T8"> tablas)</text:span><text:span text:style-name="T5">.</text:span></text:p>
        <text:p text:style-name="P42"><text:span text:style-name="T12">Muestra </text:span><text:span text:style-name="T36">los pasajeros </text:span><text:span text:style-name="T37">que hayan viajado con algún familiar o algún ascendiente o descendiente</text:span><text:span text:style-name="T15">.</text:span></text:p>
        <text:p text:style-name="P28"><draw:control text:anchor-type="paragraph" draw:z-index="7" draw:name="Control 10" draw:style-name="gr1" draw:text-style-name="P47" svg:width="15.497cm" svg:height="0.856cm" svg:x="1.3cm" svg:y="0cm" draw:control="control8"/></text:p>
        <text:p text:style-name="P19"><text:span text:style-name="T49">Muestra </text:span><text:span text:style-name="T56">los pasajeros </text:span><text:span text:style-name="T57">de las clases 2 y 3 cuyas edades están entre los 10 y 20 años</text:span>.</text:p>
        <text:p text:style-name="P23"><draw:control text:anchor-type="paragraph" draw:z-index="8" draw:name="Control 11" draw:style-name="gr1" draw:text-style-name="P47" svg:width="15.497cm" svg:height="0.856cm" svg:x="1.3cm" svg:y="0cm" draw:control="control9"/></text:p>
        <text:p text:style-name="P19"><text:span text:style-name="T49">Muestra </text:span><text:span text:style-name="T50">los pa</text:span><text:span text:style-name="T58">s</text:span><text:span text:style-name="T50">ajeros </text:span><text:span text:style-name="T59">cuya Tarifa oscile entre los 80 y 85$</text:span>.</text:p>
        <text:p text:style-name="P37"><draw:control text:anchor-type="paragraph" draw:z-index="9" draw:name="Control 12" draw:style-name="gr1" draw:text-style-name="P47" svg:width="15.497cm" svg:height="0.856cm" svg:x="1.3cm" svg:y="0cm" draw:control="control10"/></text:p>
        <text:p text:style-name="P19"><text:span text:style-name="T50">Muestra </text:span><text:span text:style-name="T60">los pasajeros </text:span><text:span text:style-name="T59">cuyas edades oscilen entre los 20 y 40 años y hayan sobrevivido</text:span>.</text:p>
        <text:p text:style-name="P23"><draw:control text:anchor-type="paragraph" draw:z-index="10" draw:name="Control 13" draw:style-name="gr1" draw:text-style-name="P47" svg:width="15.497cm" svg:height="0.856cm" svg:x="1.3cm" svg:y="0cm" draw:control="control11"/></text:p>
        <text:p text:style-name="P12"/>
        <text:p text:style-name="P5"/>
        <text:p text:style-name="P10"><text:span text:style-name="T10">4</text:span><text:span text:style-name="T4">.<text:tab/></text:span><text:span text:style-name="T7">B</text:span><text:span text:style-name="T6">ase de datos </text:span><text:span text:style-name="T9">Covid</text:span><text:span text:style-name="T8"> (</text:span><text:span text:style-name="T10">2</text:span><text:span text:style-name="T8"> tabla</text:span><text:span text:style-name="T10">s</text:span><text:span text:style-name="T8">)</text:span><text:span text:style-name="T5">.</text:span></text:p>
        <text:p text:style-name="P21"><text:span text:style-name="T51">Muestra </text:span><text:span text:style-name="T61">las provincias con </text:span><text:span text:style-name="T62">número de casos </text:span><text:span text:style-name="T61">entre 250 y 259</text:span>.</text:p>
        <text:p text:style-name="P29"><draw:control text:anchor-type="paragraph" draw:z-index="11" draw:name="Control 14" draw:style-name="gr1" draw:text-style-name="P47" svg:width="15.497cm" svg:height="0.856cm" svg:x="1.3cm" svg:y="0cm" draw:control="control12"/></text:p>
        <text:p text:style-name="P20"><text:span text:style-name="T51">Muestra </text:span><text:span text:style-name="T63">las provincias en las que se han realizado entre 1000 y 1005 pruebas de PCR</text:span>.</text:p>
        <text:p text:style-name="P26"><draw:control text:anchor-type="paragraph" draw:z-index="12" draw:name="Control 15" draw:style-name="gr1" draw:text-style-name="P47" svg:width="15.497cm" svg:height="0.856cm" svg:x="1.3cm" svg:y="0cm" draw:control="control13"/></text:p>
        <text:p text:style-name="P20"><text:span text:style-name="T52">Muestra los </text:span><text:span text:style-name="T64">datos asociados a la realización de no más de 5 pruebas de Antígenos</text:span>.</text:p>
        <text:p text:style-name="P26"><draw:control text:anchor-type="paragraph" draw:z-index="13" draw:name="Control 16" draw:style-name="gr1" draw:text-style-name="P47" svg:width="15.497cm" svg:height="0.856cm" svg:x="1.3cm" svg:y="0cm" draw:control="control14"/></text:p>
        <text:p text:style-name="P21"><text:span text:style-name="T53">Muestra </text:span><text:span text:style-name="T65">los datos asociados a la realización de alguna pruebaElisa </text:span><text:span text:style-name="T66">que no estén ni entre 0 y 15 ni entre 30 y 40</text:span><text:span text:style-name="T65">;</text:span></text:p>
        <text:p text:style-name="P29"><draw:control text:anchor-type="paragraph" draw:z-index="14" draw:name="Control 17" draw:style-name="gr1" draw:text-style-name="P47" svg:width="15.497cm" svg:height="0.856cm" svg:x="1.3cm" svg:y="0cm" draw:control="control15"/></text:p>
        <text:p text:style-name="P13"/>
        <text:p text:style-name="P9"><text:span text:style-name="T9">5</text:span><text:span text:style-name="T4">.<text:tab/></text:span><text:span text:style-name="T7">B</text:span><text:span text:style-name="T6">ase de datos </text:span><text:span text:style-name="T9">Concellos de Galicia</text:span><text:span text:style-name="T8"> (</text:span><text:span text:style-name="T9">3</text:span><text:span text:style-name="T8"> tablas)</text:span><text:span text:style-name="T5">.</text:span></text:p>
        <text:p text:style-name="P43"><text:span text:style-name="T38">Lista los Concellos de las Comarcas 103, 104 y 105</text:span><text:span text:style-name="T14">.</text:span></text:p>
        <text:p text:style-name="P30"><draw:control text:anchor-type="paragraph" draw:z-index="26" draw:name="Control 20" draw:style-name="gr1" draw:text-style-name="P47" svg:width="15.497cm" svg:height="0.856cm" svg:x="1.3cm" svg:y="0cm" draw:control="control27"/></text:p>
        <text:p text:style-name="P43"><text:span text:style-name="T18">Muestra </text:span><text:span text:style-name="T39">la información de la</text:span><text:span text:style-name="T14"> </text:span><text:span text:style-name="T40">tabla de Población</text:span><text:span text:style-name="T41">Galicia</text:span><text:span text:style-name="T40"> de aquellos Concellos cuya población femenina sea entre 1000 y 2000 y no haya más de 1200 de población masculina.</text:span></text:p>
        <text:p text:style-name="P31"><draw:control text:anchor-type="paragraph" draw:z-index="25" draw:name="Control 19" draw:style-name="gr1" draw:text-style-name="P47" svg:width="15.497cm" svg:height="0.856cm" svg:x="1.3cm" svg:y="0cm" draw:control="control26"/></text:p>
        <text:p text:style-name="P22"><text:span text:style-name="T55">Muesta la información de la tabla Poblacion </text:span><text:span text:style-name="T54">de </text:span><text:span text:style-name="T67">los Concellos cuyos identificadores son 1001, 1020, 1030, 1040</text:span>.</text:p>
        <text:p text:style-name="P31"><draw:control text:anchor-type="paragraph" draw:z-index="24" draw:name="Control 18" draw:style-name="gr1" draw:text-style-name="P47" svg:width="15.497cm" svg:height="0.856cm" svg:x="1.3cm" svg:y="0cm" draw:control="control25"/></text:p>
        <text:p text:style-name="P22"><text:span text:style-name="T55">Muestra </text:span><text:span text:style-name="T67">la información de la tabla Poblacion</text:span><text:span text:style-name="T68">Galicia</text:span><text:span text:style-name="T67"> </text:span><text:span text:style-name="T68">en los que haya el mismo número de mujeres que de hombres.</text:span></text:p>
        <text:p text:style-name="P32"><draw:control text:anchor-type="paragraph" draw:z-index="15" draw:name="Control 21" draw:style-name="gr1" draw:text-style-name="P47" svg:width="15.497cm" svg:height="0.856cm" svg:x="1.3cm" svg:y="0cm" draw:control="control16"/></text:p>
        <text:p text:style-name="P4"/>
        <text:p text:style-name="P4"/>
        <text:p text:style-name="P8"><text:span text:style-name="T9">6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  <text:p text:style-name="P44"><text:span text:style-name="T12">Muestra </text:span><text:span text:style-name="T42">el jugador y la temporada de quienes hayan realizado entre 3 y 5 rebotes de media por partido.</text:span></text:p>
        <text:p text:style-name="P27"><draw:control text:anchor-type="paragraph" draw:z-index="16" draw:name="Control 22" draw:style-name="gr1" draw:text-style-name="P47" svg:width="15.497cm" svg:height="0.856cm" svg:x="1.3cm" svg:y="0cm" draw:control="control17"/></text:p>
        <text:p text:style-name="P46"><text:span text:style-name="T12">Muestra </text:span><text:span text:style-name="T43">los nombres </text:span><text:span text:style-name="T44">de los jugadores que pesen entre 180 y 230 libras</text:span><text:span text:style-name="T12">.</text:span></text:p>
        <text:p text:style-name="P27"><draw:control text:anchor-type="paragraph" draw:z-index="17" draw:name="Control 23" draw:style-name="gr1" draw:text-style-name="P47" svg:width="15.497cm" svg:height="0.856cm" svg:x="1.3cm" svg:y="0cm" draw:control="control18"/></text:p>
        <text:p text:style-name="P45"><text:span text:style-name="T12">Muestra </text:span><text:span text:style-name="T43">los </text:span><text:span text:style-name="T44">equipos que hayan recibido entre 50 y 80 puntos del equipo rival</text:span><text:span text:style-name="T12">.</text:span></text:p>
        <text:p text:style-name="P27"><draw:control text:anchor-type="paragraph" draw:z-index="18" draw:name="Control 24" draw:style-name="gr1" draw:text-style-name="P47" svg:width="15.497cm" svg:height="0.856cm" svg:x="1.3cm" svg:y="0cm" draw:control="control19"/></text:p>
        <text:p text:style-name="P45"><text:span text:style-name="T12">Muestra </text:span><text:span text:style-name="T43">los </text:span><text:span text:style-name="T44">equipos que hayan recibido menos de 50 puntos del equipo rival</text:span><text:span text:style-name="T12">.</text:span></text:p>
        <text:p text:style-name="P27"><draw:control text:anchor-type="paragraph" draw:z-index="19" draw:name="Control 25" draw:style-name="gr1" draw:text-style-name="P47" svg:width="15.497cm" svg:height="0.856cm" svg:x="1.3cm" svg:y="0cm" draw:control="control20"/></text:p>
        <text:p text:style-name="P3"/>
        <text:p text:style-name="P6"><text:span text:style-name="T9">7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  <text:p text:style-name="P45"><text:span text:style-name="T12">Muestra </text:span><text:span text:style-name="T45">nombre y límite de crédito de los clientes que tengan un límite de crédito no superior a 35000 €</text:span><text:span text:style-name="T12">.</text:span></text:p>
        <text:p text:style-name="P33"><draw:control text:anchor-type="paragraph" draw:z-index="20" draw:name="Control 26" draw:style-name="gr1" draw:text-style-name="P47" svg:width="15.497cm" svg:height="0.856cm" svg:x="1.3cm" svg:y="0cm" draw:control="control21"/></text:p>
        <text:p text:style-name="P45"><text:span text:style-name="T12">Muestra </text:span><text:span text:style-name="T46">los detalles de los pedidos cuyo precio por unidad por unidad de producto oscile entre 12 y 24 €.</text:span></text:p>
        <text:p text:style-name="P34"><draw:control text:anchor-type="paragraph" draw:z-index="21" draw:name="Control 27" draw:style-name="gr1" draw:text-style-name="P47" svg:width="15.497cm" svg:height="0.856cm" svg:x="1.3cm" svg:y="0cm" draw:control="control22"/></text:p>
        <text:p text:style-name="P45"><text:span text:style-name="T12">Muestra </text:span><text:span text:style-name="T45">nombre, </text:span><text:span text:style-name="T47">apellidos, email y puesto de trabajo de los empleados cuyos códigos de jefe no sean superiores a 3 ni inferiores a 20.</text:span></text:p>
        <text:p text:style-name="P35"><draw:control text:anchor-type="paragraph" draw:z-index="22" draw:name="Control 28" draw:style-name="gr1" draw:text-style-name="P47" svg:width="15.497cm" svg:height="0.856cm" svg:x="1.3cm" svg:y="0cm" draw:control="control23"/></text:p>
        <text:p text:style-name="P45"><text:span text:style-name="T12">Muestra </text:span><text:span text:style-name="T48">los productos cuyos precios de venta oscilen entre los 8 y 10 €, y que su cantidad en el stock sea menor de 100</text:span><text:span text:style-name="T12">.</text:span></text:p>
        <text:p text:style-name="P36"><draw:control text:anchor-type="paragraph" draw:z-index="23" draw:name="Control 29" draw:style-name="gr1" draw:text-style-name="P47" svg:width="15.497cm" svg:height="0.856cm" svg:x="1.3cm" svg:y="0cm" draw:control="control24"/></text:p>
        <text:p text:style-name="P17"><draw:control text:anchor-type="paragraph" draw:z-index="0" draw:name="Control 2" draw:style-name="gr2" draw:text-style-name="P48" svg:width="0.092cm" svg:height="0.018cm" svg:x="6.828cm" svg:y="1.034cm" draw:control="control1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 draw:fill-gradient-name="Gradient_20_6" draw:fill-hatch-name="hatch"/>
      <style:paragraph-properties fo:text-align="justify" style:justify-single-word="false" style:page-number="auto" fo:background-color="#e9967a" fo:padding="0.049cm" fo:border="0.06pt solid #000000" style:vertical-align="middle">
        <style:tab-stops>
          <style:tab-stop style:position="0.997cm" style:type="right"/>
          <style:tab-stop style:position="1.281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30a123c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3282dab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332a517" style:font-size-asian="12pt" style:font-weight-asian="bold" style:font-size-complex="12pt" style:font-weight-complex="bol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Título" text:protected="true" text:protection-key="rDKFXoMEwEXe1TOajyQgja8LsDI=">
          <text:p text:style-name="MP1"><text:span text:style-name="MT1"><text:tab/></text:span><text:span text:style-name="MT2">3</text:span><text:span text:style-name="MT1">.<text:tab/></text:span><text:span text:style-name="MT2">Consultas </text:span><text:span text:style-name="MT3">c</text:span><text:span text:style-name="MT2">on operadores de rango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3-02-07T21:29:41.416000000</dc:date>
    <meta:editing-duration>P2DT5H49M</meta:editing-duration>
    <meta:editing-cycles>666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36" meta:word-count="498" meta:character-count="2712" meta:non-whitespace-character-count="2249"/>
  </office:meta>
</office:document-meta>
</file>